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1.194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5.399cm"/>
    </style:style>
    <style:style style:name="co7" style:family="table-column">
      <style:table-column-properties fo:break-before="auto" style:column-width="11.321cm"/>
    </style:style>
    <style:style style:name="co8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5" style:family="table-cell" style:parent-style-name="Default" style:data-style-name="N0">
      <style:table-cell-properties fo:background-color="#f8cba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style:use-window-font-color="true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f8cbad" style:text-align-source="fix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Hipervínculo" style:data-style-name="N0">
      <style:table-cell-properties fo:background-color="#f8cbad" style:cell-protect="protected" style:print-content="true" style:vertical-align="automatic"/>
      <style:text-properties fo:color="#0563c1" style:text-underline-style="solid" style:text-underline-width="auto" style:text-underline-color="font-color"/>
    </style:style>
    <style:style style:name="ce10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32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9"/>
        <table:table-column table:style-name="co2" table:default-cell-style-name="ce31"/>
        <table:table-column table:style-name="co2" table:number-columns-repeated="60" table:default-cell-style-name="ce26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Quantity</text:p>
          </table:table-cell>
          <table:table-cell table:style-name="ce28" office:value-type="string" calcext:value-type="string">
            <text:p>Value</text:p>
          </table:table-cell>
          <table:table-cell table:style-name="ce24" office:value-type="string" calcext:value-type="string">
            <text:p>Lin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Default" office:value-type="string" calcext:value-type="string">
            <text:p>PCB components</text:p>
          </table:table-cell>
          <table:table-cell table:style-name="ce27" office:value-type="string" calcext:value-type="string" table:number-columns-spanned="3" table:number-rows-spanned="1">
            <text:p>See next sheet</text:p>
          </table:table-cell>
          <table:covered-table-cell table:style-name="ce7"/>
          <table:covered-table-cell table:style-name="ce10"/>
          <table:table-cell table:number-columns-repeated="60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 1S 2Ah 1C</text:p>
          </table:table-cell>
          <table:table-cell office:value-type="string" calcext:value-type="string">
            <text:p><text:a xlink:href="https://hobbyking.com/en_us/turnigy-2000mah-1s-1c-lipoly-w-2-pin-jst-ph-connector.html?___store=en_us" xlink:type="simple">Hobbyking</text:a></text:p>
          </table:table-cell>
          <table:table-cell table:number-columns-repeated="60"/>
        </table:table-row>
        <table:table-row table:style-name="ro1">
          <table:table-cell table:style-name="ce26" office:value-type="string" calcext:value-type="string">
            <text:p>Sensor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E3Z-D62</text:p>
          </table:table-cell>
          <table:table-cell table:style-name="ce32" office:value-type="string" calcext:value-type="string">
            <text:p><text:a xlink:href="https://es.aliexpress.com/item/32865266371.html?spm=a2g0o.productlist.0.0.7b7121dbPOgJNm&amp;algo_pvid=2473e807-4337-45e9-87de-ac84ca78aa27&amp;algo_expid=2473e807-4337-45e9-87de-ac84ca78aa27-0&amp;btsid=0ad744e8-8539-4dd5-a8c0-d67525d818ac&amp;ws_ab_test=searchweb0_0,searchweb201602_1,searchweb201603_52" xlink:type="simple">Aliexpress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es.aliexpress.com/item/32956051129.html?spm=a2g0o.productlist.0.0.712822f2ib0MrF&amp;algo_pvid=3909501a-2c3c-4961-8dac-42d13e114631&amp;algo_expid=3909501a-2c3c-4961-8dac-42d13e114631-12&amp;btsid=4bde7392-9043-4fad-aaa1-b2a0311c3c23&amp;ws_ab_test=searchweb0_0,searchweb201602_1,searchweb201603_52" xlink:type="simple">Aliexpress</text:a></text:p>
          </table:table-cell>
          <table:table-cell table:number-columns-repeated="60"/>
        </table:table-row>
        <table:table-row table:style-name="ro1">
          <table:table-cell table:style-name="ce26" office:value-type="string" calcext:value-type="string">
            <text:p>M3 screw</text:p>
          </table:table-cell>
          <table:table-cell table:style-name="ce26" office:value-type="float" office:value="2" calcext:value-type="float">
            <text:p>2</text:p>
          </table:table-cell>
          <table:table-cell table:style-name="ce30"/>
          <table:table-cell table:style-name="ce32"/>
          <table:table-cell table:number-columns-repeated="60"/>
        </table:table-row>
        <table:table-row table:style-name="ro1">
          <table:table-cell table:style-name="ce26" table:number-columns-repeated="2"/>
          <table:table-cell table:style-name="ce30"/>
          <table:table-cell table:style-name="ce32"/>
          <table:table-cell table:number-columns-repeated="60"/>
        </table:table-row>
      </table:table>
      <table:table table:name="PCB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2" table:number-columns-repeated="59" table:default-cell-style-name="Default"/>
        <table:table-row table:style-name="ro1">
          <table:table-cell table:style-name="ce24" office:value-type="string" calcext:value-type="string">
            <text:p>Reference</text:p>
          </table:table-cell>
          <table:table-cell table:style-name="ce24" office:value-type="string" calcext:value-type="string">
            <text:p>Quantity</text:p>
          </table:table-cell>
          <table:table-cell table:style-name="ce28" office:value-type="string" calcext:value-type="string">
            <text:p>Value</text:p>
          </table:table-cell>
          <table:table-cell table:style-name="ce24" office:value-type="string" calcext:value-type="string">
            <text:p>Footprint</text:p>
          </table:table-cell>
          <table:table-cell table:style-name="ce24" office:value-type="string" calcext:value-type="string">
            <text:p>Link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BZ3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AT-0927-TT-6-R</text:p>
          </table:table-cell>
          <table:table-cell table:style-name="ce25" office:value-type="string" calcext:value-type="string">
            <text:p>Buzzer_Beeper:MagneticBuzzer_PUI_AT-0927-TT-6-R</text:p>
          </table:table-cell>
          <table:table-cell table:style-name="ce31" office:value-type="string" calcext:value-type="string">
            <text:p><text:a xlink:href="https://www.mouser.es/ProductDetail/PUI-Audio/AT-0927-TT-6-R?qs=sGAEpiMZZMuTkJYgZlQcSUmFD%252B%252Bj6%2F14z5iMAbPiHjD71dWk4FS1nQ==" xlink:type="simple">665-AT0927TT6R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C202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220uF</text:p>
          </table:table-cell>
          <table:table-cell table:style-name="ce26" office:value-type="string" calcext:value-type="string">
            <text:p>Capacitor_THT:CP_Radial_D6.3mm_P2.50mm</text:p>
          </table:table-cell>
          <table:table-cell table:style-name="ce10" office:value-type="string" calcext:value-type="string">
            <text:p><text:a xlink:href="https://www.mouser.es/ProductDetail/Lelon/REA221M1ABK-0611P?qs=sGAEpiMZZMtZ1n0r9vR22Z8b58wL7NwvkIpRinym1SQ=" xlink:type="simple">140-REA221M1ABK0611P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C204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10uF 16V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C205, C203, C210, C207, C209, C211, C201, </text:p>
          </table:table-cell>
          <table:table-cell table:style-name="ce26" office:value-type="float" office:value="7" calcext:value-type="float">
            <text:p>7</text:p>
          </table:table-cell>
          <table:table-cell table:style-name="ce7" office:value-type="string" calcext:value-type="string">
            <text:p>10uF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C206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220p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C208, C303, C302, C305, C308, </text:p>
          </table:table-cell>
          <table:table-cell table:style-name="ce26" office:value-type="float" office:value="5" calcext:value-type="float">
            <text:p>5</text:p>
          </table:table-cell>
          <table:table-cell table:style-name="ce7" office:value-type="string" calcext:value-type="string">
            <text:p>100nF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C301, C304, 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4.7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C306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N/A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C307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D2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ESDA6V1BC6</text:p>
          </table:table-cell>
          <table:table-cell table:style-name="ce26" office:value-type="string" calcext:value-type="string">
            <text:p>Package_TO_SOT_SMD:SOT-23-6</text:p>
          </table:table-cell>
          <table:table-cell table:style-name="ce10" office:value-type="string" calcext:value-type="string">
            <text:p><text:a xlink:href="https://www.mouser.es/ProductDetail/STMicroelectronics/ESDA6V1BC6?qs=%2Fha2pyFadui5WB0eOx%252B33mAHyDVeMiXEjKedCFSVlLI=" xlink:type="simple">511-ESDA6V1BC6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D202, D304,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RB751S40T5G</text:p>
          </table:table-cell>
          <table:table-cell table:style-name="ce25" office:value-type="string" calcext:value-type="string">
            <text:p>Diode_SMD:D_SOD-523</text:p>
          </table:table-cell>
          <table:table-cell table:style-name="ce31" office:value-type="string" calcext:value-type="string">
            <text:p><text:a xlink:href="https://www.mouser.es/ProductDetail/ON-Semiconductor/RB751S40T5G?qs=sGAEpiMZZMtQ8nqTKtFS%2FLy%252Bx9AD%2F2eDODvnu1MOMh0vbchjPR%252Bw9g==" xlink:type="simple">863-RB751S40T5G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D203, D303, 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string" calcext:value-type="string">
            <text:p>1N4148W-7-F</text:p>
          </table:table-cell>
          <table:table-cell table:style-name="ce26" office:value-type="string" calcext:value-type="string">
            <text:p>Diode_SMD:D_SOD-123</text:p>
          </table:table-cell>
          <table:table-cell table:style-name="ce10" office:value-type="string" calcext:value-type="string">
            <text:p><text:a xlink:href="https://www.mouser.es/ProductDetail/Diodes-Incorporated/1N4148W-7-F?qs=sGAEpiMZZMtoHjESLttvkiKikX2YhTL0GOrSkzAUFgM%3D" xlink:type="simple">621-1N4148W-F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D204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MM3Z3V3ST1G</text:p>
          </table:table-cell>
          <table:table-cell table:style-name="ce25" office:value-type="string" calcext:value-type="string">
            <text:p>Diode_SMD:D_SOD-323_HandSoldering</text:p>
          </table:table-cell>
          <table:table-cell table:style-name="ce31" office:value-type="string" calcext:value-type="string">
            <text:p><text:a xlink:href="https://www.mouser.es/ProductDetail/ON-Semiconductor/MM3Z3V3ST1G?qs=sGAEpiMZZMtQ8nqTKtFS%2FJ7m6e1KBCgur6wGdn%252B3sVI%3D" xlink:type="simple">863-MM3Z3V3ST1G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D3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BAV19W-TP</text:p>
          </table:table-cell>
          <table:table-cell table:style-name="ce26" office:value-type="string" calcext:value-type="string">
            <text:p>Diode_SMD:D_SOD-123</text:p>
          </table:table-cell>
          <table:table-cell table:style-name="ce10" office:value-type="string" calcext:value-type="string">
            <text:p><text:a xlink:href="https://www.mouser.es/ProductDetail/Micro-Commercial-Components-MCC/BAV19W-TP?qs=sGAEpiMZZMtbRapU8LlZD%2F%252bPtZ4bv6AIEMF2klYt348=" xlink:type="simple">833-BAV19W-TP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D3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LVBA-FKA-CA1D181BB7D3D3</text:p>
          </table:table-cell>
          <table:table-cell table:style-name="ce25" office:value-type="string" calcext:value-type="string">
            <text:p>LED_SMD:LED_Cree-PLCC4_3.2x2.8mm_CCW</text:p>
          </table:table-cell>
          <table:table-cell table:style-name="ce31" office:value-type="string" calcext:value-type="string">
            <text:p><text:a xlink:href="https://www.mouser.es/ProductDetail/Cree-Inc/CLVBA-FKA-CA1D181BB7D3D3?qs=sGAEpiMZZMseGfSY3csMkV3zDu1TGHC%2FSdv2UInHgBc9SWgO6zc%2F2A==" xlink:type="simple">941-CLVBAFKACA1D181B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F2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1A</text:p>
          </table:table-cell>
          <table:table-cell table:style-name="ce26" office:value-type="string" calcext:value-type="string">
            <text:p>Fuse:Fuse_1812_4532Metric</text:p>
          </table:table-cell>
          <table:table-cell table:style-name="ce10" office:value-type="string" calcext:value-type="string">
            <text:p><text:a xlink:href="https://www.mouser.es/ProductDetail/Bel-Fuse/0ZCG0050AF2C?qs=%2Fha2pyFaduh%2FWMCDKKRU79tNTIkNi4z%252bLTmgYXQ37cixdq6%252bJVXrUQ==" xlink:type="simple">530-0ZCG0050AF2C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J2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USB_B_Micro</text:p>
          </table:table-cell>
          <table:table-cell table:style-name="ce25" office:value-type="string" calcext:value-type="string">
            <text:p>Connector_USB:USB_Micro-B_Molex-105017-0001</text:p>
          </table:table-cell>
          <table:table-cell table:style-name="ce31" office:value-type="string" calcext:value-type="string">
            <text:p><text:a xlink:href="https://www.mouser.es/ProductDetail/Molex/105017-0001?qs=sGAEpiMZZMulM8LPOQ%252bykxkHE97o%2FWJn1YkS%2FQp33f4=" xlink:type="simple">538-105017-0001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J202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LIPO 1S</text:p>
          </table:table-cell>
          <table:table-cell table:style-name="ce26" office:value-type="string" calcext:value-type="string">
            <text:p>Connector_JST:JST_PH_B2B-PH-K_1x02_P2.00mm_Vertical</text:p>
          </table:table-cell>
          <table:table-cell table:style-name="ce10" office:value-type="string" calcext:value-type="string">
            <text:p><text:a xlink:href="https://www.mouser.es/ProductDetail/TE-Connectivity-AMP/6-440054-2?qs=sGAEpiMZZMs%252BGHln7q6pm2gr5uSIveEtLRiHiJvUUHI%3D" xlink:type="simple">571-6-440054-2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J3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onn_display</text:p>
          </table:table-cell>
          <table:table-cell table:style-name="ce25" office:value-type="string" calcext:value-type="string">
            <text:p>Connector_PinSocket_2.54mm:PinSocket_1x04_P2.54mm_Vertical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J302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Conn_expansion</text:p>
          </table:table-cell>
          <table:table-cell table:style-name="ce26" office:value-type="string" calcext:value-type="string">
            <text:p>Connector_PinSocket_2.54mm:PinSocket_2x04_P2.54mm_Vertical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J303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onn_E3Z-D62</text:p>
          </table:table-cell>
          <table:table-cell table:style-name="ce25" office:value-type="string" calcext:value-type="string">
            <text:p>Connector_PinSocket_2.54mm:PinSocket_1x03_P2.54mm_Vertical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JP201, JP202, JP203, JP204, </text:p>
          </table:table-cell>
          <table:table-cell table:style-name="ce26" office:value-type="float" office:value="4" calcext:value-type="float">
            <text:p>4</text:p>
          </table:table-cell>
          <table:table-cell table:style-name="ce7" office:value-type="string" calcext:value-type="string">
            <text:p>Jumper_NC_Small</text:p>
          </table:table-cell>
          <table:table-cell table:style-name="ce26" office:value-type="string" calcext:value-type="string">
            <text:p>Jumper:SolderJumper-2_P1.3mm_Bridged_Pad1.0x1.5mm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JP301, JP302, JP303, 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Jumper</text:p>
          </table:table-cell>
          <table:table-cell table:style-name="ce25" office:value-type="string" calcext:value-type="string">
            <text:p>Jumper:SolderJumper-3_P1.3mm_Open_Pad1.0x1.5mm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L2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NRH3012T6R8MN</text:p>
          </table:table-cell>
          <table:table-cell table:style-name="ce26" office:value-type="string" calcext:value-type="string">
            <text:p>Inductor_SMD:L_Taiyo-Yuden_NR-30xx_HandSoldering</text:p>
          </table:table-cell>
          <table:table-cell table:style-name="ce10" office:value-type="string" calcext:value-type="string">
            <text:p><text:a xlink:href="https://www.mouser.es/ProductDetail/Taiyo-Yuden/NRH3012T6R8MN?qs=sGAEpiMZZMsg%252By3WlYCkU5iuzh4MJmq0jYHtU5cl1ig=" xlink:type="simple">963-NRH3012T6R8MN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L2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NRH2412T2R2MNGH</text:p>
          </table:table-cell>
          <table:table-cell table:style-name="ce25" office:value-type="string" calcext:value-type="string">
            <text:p>Inductor_SMD:L_Taiyo-Yuden_NR-24xx_HandSoldering</text:p>
          </table:table-cell>
          <table:table-cell table:style-name="ce31" office:value-type="string" calcext:value-type="string">
            <text:p><text:a xlink:href="https://www.mouser.es/ProductDetail/Taiyo-Yuden/NRH2412T2R2MNGH?qs=sGAEpiMZZMsg%252By3WlYCkUxKtLD%252Bh7oEFc9iz0OhieTc=" xlink:type="simple">963-NRH2412T2R2MNGH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Q3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TSM2312CX</text:p>
          </table:table-cell>
          <table:table-cell table:style-name="ce26" office:value-type="string" calcext:value-type="string">
            <text:p>Package_TO_SOT_SMD:SOT-23</text:p>
          </table:table-cell>
          <table:table-cell table:style-name="ce10" office:value-type="string" calcext:value-type="string">
            <text:p><text:a xlink:href="https://www.mouser.es/ProductDetail/Taiwan-Semiconductor/TSM2312CX-RFG?qs=sGAEpiMZZMshyDBzk1%2FWizCV1caAEWchYD7%2F52SEX%252B8f1%252BL5U6kQWw%3D%3D" xlink:type="simple">821-TSM2312CXRFG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203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12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R204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1K8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205, R202, R309, R302, R312, 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100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R206, R211, R212, R213, R201, R318, R310, </text:p>
          </table:table-cell>
          <table:table-cell table:style-name="ce26" office:value-type="float" office:value="7" calcext:value-type="float">
            <text:p>7</text:p>
          </table:table-cell>
          <table:table-cell table:style-name="ce7" office:value-type="string" calcext:value-type="string">
            <text:p>10K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207, R313, R314, R316, R319, 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1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R208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209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N/A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R210, R306, R301, R311, R317, </text:p>
          </table:table-cell>
          <table:table-cell table:style-name="ce26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303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22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R304, R307, 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string" calcext:value-type="string">
            <text:p>47K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305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4K7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R308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120K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R315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SW2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SW_SPDT</text:p>
          </table:table-cell>
          <table:table-cell table:style-name="ce26" office:value-type="string" calcext:value-type="string">
            <text:p>Button_Switch_THT:SW_CuK_OS102011MA1QN1_SPDT_Angled</text:p>
          </table:table-cell>
          <table:table-cell table:style-name="ce10" office:value-type="string" calcext:value-type="string">
            <text:p><text:a xlink:href="https://es.aliexpress.com/item/32866575265.html?spm=a2g0o.productlist.0.0.2e5aae16i3Kofh&amp;algo_pvid=21c743c4-4fea-4358-8641-94a2baa3d45a&amp;algo_expid=21c743c4-4fea-4358-8641-94a2baa3d45a-16&amp;btsid=65728103-0dbf-4457-a211-8c4b8aeddab7&amp;ws_ab_test=searchweb0_0,searchweb201602_1,searchweb201603_52" xlink:type="simple">Aliexpress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SW302, SW301, SW303, SW304, 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SW_Push</text:p>
          </table:table-cell>
          <table:table-cell table:style-name="ce25" office:value-type="string" calcext:value-type="string">
            <text:p>Button_Switch_SMD:SW_SPST_CK_RS282G05A3</text:p>
          </table:table-cell>
          <table:table-cell table:style-name="ce31" office:value-type="string" calcext:value-type="string">
            <text:p><text:a xlink:href="https://es.aliexpress.com/item/32672806661.html?spm=a2g0o.productlist.0.0.631e990aSL84lT&amp;algo_pvid=b5350c25-69a5-46f6-987d-d5afdda75971&amp;algo_expid=b5350c25-69a5-46f6-987d-d5afdda75971-15&amp;btsid=bd33a9f6-ef9b-4309-83ed-540e3e6ec216&amp;ws_ab_test=searchweb0_0,searchweb201602_1,searchweb201603_52" xlink:type="simple">Aliexpress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TH2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Thermistor_NTC</text:p>
          </table:table-cell>
          <table:table-cell table:style-name="ce26" office:value-type="string" calcext:value-type="string">
            <text:p>Connector_PinHeader_2.54mm:PinHeader_1x02_P2.54mm_Vertical</text:p>
          </table:table-cell>
          <table:table-cell table:style-name="ce10"/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TP201, TP202, TP203, TP204, TP205, TP206, TP207, TP208, TP209, 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string" calcext:value-type="string">
            <text:p>TestPoint</text:p>
          </table:table-cell>
          <table:table-cell table:style-name="ce25" office:value-type="string" calcext:value-type="string">
            <text:p>TestPoint:TestPoint_Pad_D1.5mm</text:p>
          </table:table-cell>
          <table:table-cell table:style-name="ce31"/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U201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LMR62421XMF</text:p>
          </table:table-cell>
          <table:table-cell table:style-name="ce26" office:value-type="string" calcext:value-type="string">
            <text:p>Package_TO_SOT_SMD:SOT-23-5</text:p>
          </table:table-cell>
          <table:table-cell table:style-name="ce10" office:value-type="string" calcext:value-type="string">
            <text:p><text:a xlink:href="https://www.mouser.es/ProductDetail/Texas-Instruments/LMR62421XMF-NOPB?qs=sGAEpiMZZMsbR107t9nSDXOBxw9llnCB" xlink:type="simple">926-LMR62421XMF/NOPB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U2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TPS63001</text:p>
          </table:table-cell>
          <table:table-cell table:style-name="ce25" office:value-type="string" calcext:value-type="string">
            <text:p>Package_SON:Texas_DRC0010J_ThermalVias</text:p>
          </table:table-cell>
          <table:table-cell table:style-name="ce31" office:value-type="string" calcext:value-type="string">
            <text:p><text:a xlink:href="https://www.mouser.es/ProductDetail/Texas-Instruments/TPS63001DRCR?qs=sGAEpiMZZMtitjHzVIkrqTjnoWoMxc6Y2xfzdPJvhm4=" xlink:type="simple">595-TPS63001DRCR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U203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MCP73871-2CC</text:p>
          </table:table-cell>
          <table:table-cell table:style-name="ce26" office:value-type="string" calcext:value-type="string">
            <text:p>Package_DFN_QFN:QFN-20-1EP_4x4mm_P0.5mm_EP2.5x2.5mm</text:p>
          </table:table-cell>
          <table:table-cell table:style-name="ce10" office:value-type="string" calcext:value-type="string">
            <text:p><text:a xlink:href="https://www.mouser.es/ProductDetail/Microchip-Technology/MCP73871-2CCI-ML?qs=sGAEpiMZZMsfD%252BbMpEGFJTBgSiZyq7JHc67mXA%2FcaEo=" xlink:type="simple">579-MCP73871-2CCI/ML</text:a></text:p>
          </table:table-cell>
          <table:table-cell table:style-name="ce26" table:number-columns-repeated="59"/>
        </table:table-row>
        <table:table-row table:style-name="ro1">
          <table:table-cell table:style-name="ce25" office:value-type="string" calcext:value-type="string">
            <text:p>U3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P2102N-A01-GQFN28</text:p>
          </table:table-cell>
          <table:table-cell table:style-name="ce25" office:value-type="string" calcext:value-type="string">
            <text:p>Package_DFN_QFN:QFN-28-1EP_5x5mm_P0.5mm_EP3.35x3.35mm</text:p>
          </table:table-cell>
          <table:table-cell table:style-name="ce31" office:value-type="string" calcext:value-type="string">
            <text:p><text:a xlink:href="https://www.mouser.es/ProductDetail/Silicon-Labs/CP2102N-A01-GQFN28R?qs=sGAEpiMZZMtv%252Bwxsgy%2FhiBxSwOyU4bnLkChbsnHnIg8=" xlink:type="simple">634-CP2102NA01GFN28R</text:a></text:p>
          </table:table-cell>
          <table:table-cell table:style-name="ce26" table:number-columns-repeated="59"/>
        </table:table-row>
        <table:table-row table:style-name="ro1">
          <table:table-cell table:style-name="ce26" office:value-type="string" calcext:value-type="string">
            <text:p>U302, 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ESP32-WROOM-32</text:p>
          </table:table-cell>
          <table:table-cell table:style-name="ce26" office:value-type="string" calcext:value-type="string">
            <text:p>RF_Module:ESP32-WROOM-32</text:p>
          </table:table-cell>
          <table:table-cell table:style-name="ce10" office:value-type="string" calcext:value-type="string">
            <text:p><text:a xlink:href="https://es.aliexpress.com/item/32933123832.html?spm=a2g0s.9042311.0.0.274263c0AwxalR" xlink:type="simple">Aliexpress</text:a></text:p>
          </table:table-cell>
          <table:table-cell table:style-name="ce26"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5:38:52.535307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8T15:54:39.640320979</dc:date>
    <meta:editing-duration>PT2H35M47S</meta:editing-duration>
    <meta:editing-cycles>46</meta:editing-cycles>
    <meta:generator>LibreOffice/6.4.6.2$Linux_X86_64 LibreOffice_project/40$Build-2</meta:generator>
    <meta:document-statistic meta:table-count="2" meta:cell-count="239" meta:object-count="0"/>
  </office:meta>
</office:document-meta>
</file>